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537cm" svg:y="0.51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7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sahara Kenlo</meta:initial-creator>
    <meta:creation-date>2016-03-16T15:12:16.226854949</meta:creation-date>
    <dc:date>2016-03-21T12:00:28.884869916</dc:date>
    <meta:editing-duration>PT55M50S</meta:editing-duration>
    <meta:editing-cycles>16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5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7" chart:reverse-direction="false" text:line-break="false" chart:link-data-style-to-source="false" chart:axis-position="0"/>
      <style:graphic-properties svg:stroke-width="0.03cm"/>
      <style:text-properties fo:font-size="20pt" style:font-size-asian="20pt" style:font-size-complex="10pt"/>
    </style:style>
    <style:style style:name="ch5" style:family="chart">
      <style:chart-properties style:rotation-angle="0"/>
      <style:text-properties fo:font-family="'Century Schoolbook L'" style:font-style-name="斜体" style:font-family-generic="roman" fo:font-size="20pt" fo:font-style="italic" style:font-size-asian="20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3cm"/>
      <style:text-properties fo:font-size="20pt" style:font-size-asian="20pt" style:font-size-complex="10pt"/>
    </style:style>
    <style:style style:name="ch7" style:family="chart">
      <style:chart-properties chart:auto-position="true" style:rotation-angle="90"/>
      <style:text-properties fo:font-family="'Century Schoolbook L'" style:font-style-name="斜体" style:font-family-generic="roman" fo:font-size="20pt" fo:font-style="italic" style:font-size-asian="20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svg:x="6.846cm" svg:y="0.674cm" style:legend-expansion="custom" chartooo:width="5.729cm" chartooo:height="2.089cm" style:legend-expansion-aspect-ratio="2.74246050741982" chart:style-name="ch2"/>
        <chart:plot-area chart:style-name="ch3" chart:data-source-has-labels="both" svg:x="0.817cm" svg:y="-0.035cm" svg:width="14.222cm" svg:height="8.764cm">
          <chartooo:coordinate-region svg:x="2.312cm" svg:y="0.376cm" svg:width="12.527cm" svg:height="7.943cm"/>
          <chart:axis chart:dimension="x" chart:name="primary-x" chart:style-name="ch4" chartooo:axis-type="auto">
            <chart:title svg:x="14.998cm" svg:y="4.605cm" chart:style-name="ch5">
              <text:p>x</text:p>
            </chart:title>
            <chart:categories table:cell-range-address="local-table.$A$2:.$A$80"/>
          </chart:axis>
          <chart:axis chart:dimension="y" chart:name="primary-y" chart:style-name="ch6">
            <chart:title svg:x="0.001cm" svg:y="4.659cm" chart:style-name="ch7">
              <text:p>y</text:p>
            </chart:title>
          </chart:axis>
          <chart:series chart:style-name="ch8" chart:values-cell-range-address="local-table.$C$2:.$C$80" chart:label-cell-address="local-table.$C$1" chart:class="chart:scatter">
            <chart:domain table:cell-range-address="local-table.$B$2:.$B$80"/>
            <chart:data-point chart:repeated="79"/>
          </chart:series>
          <chart:series chart:style-name="ch9" chart:values-cell-range-address="local-table.$D$2:.$D$80" chart:label-cell-address="local-table.$D$1" chart:class="chart:scatter">
            <chart:data-point chart:repeated="79"/>
          </chart:series>
          <chart:series chart:style-name="ch10" chart:values-cell-range-address="local-table.$E$2:.$E$80" chart:label-cell-address="local-table.$E$1" chart:class="chart:scatter">
            <chart:data-point chart:repeated="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=sin(x)</text:p>
              </table:table-cell>
              <table:table-cell office:value-type="string">
                <text:p>dy/dx</text:p>
              </table:table-cell>
              <table:table-cell office:value-type="string">
                <text:p>cos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8334166468282">
                <text:p>0.998334166468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998334166468282">
                <text:p>0.0998334166468282</text:p>
              </table:table-cell>
              <table:table-cell office:value-type="float" office:value="0.988359141482331">
                <text:p>0.988359141482331</text:p>
              </table:table-cell>
              <table:table-cell office:value-type="float" office:value="0.995004165278026">
                <text:p>0.995004165278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98669330795061">
                <text:p>0.198669330795061</text:p>
              </table:table-cell>
              <table:table-cell office:value-type="float" office:value="0.968508758662784">
                <text:p>0.968508758662784</text:p>
              </table:table-cell>
              <table:table-cell office:value-type="float" office:value="0.980066577841242">
                <text:p>0.980066577841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29552020666134">
                <text:p>0.29552020666134</text:p>
              </table:table-cell>
              <table:table-cell office:value-type="float" office:value="0.938981356473109">
                <text:p>0.938981356473109</text:p>
              </table:table-cell>
              <table:table-cell office:value-type="float" office:value="0.955336489125606">
                <text:p>0.955336489125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38941834230865">
                <text:p>0.38941834230865</text:p>
              </table:table-cell>
              <table:table-cell office:value-type="float" office:value="0.900071962955525">
                <text:p>0.900071962955525</text:p>
              </table:table-cell>
              <table:table-cell office:value-type="float" office:value="0.921060994002885">
                <text:p>0.921060994002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479425538604203">
                <text:p>0.479425538604203</text:p>
              </table:table-cell>
              <table:table-cell office:value-type="float" office:value="0.852169347908324">
                <text:p>0.852169347908324</text:p>
              </table:table-cell>
              <table:table-cell office:value-type="float" office:value="0.877582561890373">
                <text:p>0.877582561890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64642473395035">
                <text:p>0.564642473395035</text:p>
              </table:table-cell>
              <table:table-cell office:value-type="float" office:value="0.795752138426557">
                <text:p>0.795752138426557</text:p>
              </table:table-cell>
              <table:table-cell office:value-type="float" office:value="0.825335614909678">
                <text:p>0.825335614909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644217687237691">
                <text:p>0.644217687237691</text:p>
              </table:table-cell>
              <table:table-cell office:value-type="float" office:value="0.731384036618317">
                <text:p>0.731384036618317</text:p>
              </table:table-cell>
              <table:table-cell office:value-type="float" office:value="0.764842187284488">
                <text:p>0.764842187284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717356090899523">
                <text:p>0.717356090899523</text:p>
              </table:table-cell>
              <table:table-cell office:value-type="float" office:value="0.659708187279606">
                <text:p>0.659708187279606</text:p>
              </table:table-cell>
              <table:table-cell office:value-type="float" office:value="0.696706709347165">
                <text:p>0.696706709347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783326909627483">
                <text:p>0.783326909627483</text:p>
              </table:table-cell>
              <table:table-cell office:value-type="float" office:value="0.581440751804131">
                <text:p>0.581440751804131</text:p>
              </table:table-cell>
              <table:table-cell office:value-type="float" office:value="0.621609968270665">
                <text:p>0.6216099682706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841470984807896">
                <text:p>0.841470984807896</text:p>
              </table:table-cell>
              <table:table-cell office:value-type="float" office:value="0.497363752535389">
                <text:p>0.497363752535389</text:p>
              </table:table-cell>
              <table:table-cell office:value-type="float" office:value="0.54030230586814">
                <text:p>0.54030230586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891207360061435">
                <text:p>0.891207360061435</text:p>
              </table:table-cell>
              <table:table-cell office:value-type="float" office:value="0.408317259057909">
                <text:p>0.408317259057909</text:p>
              </table:table-cell>
              <table:table-cell office:value-type="float" office:value="0.453596121425577">
                <text:p>0.453596121425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932039085967226">
                <text:p>0.932039085967226</text:p>
              </table:table-cell>
              <table:table-cell office:value-type="float" office:value="0.315190994499666">
                <text:p>0.315190994499666</text:p>
              </table:table-cell>
              <table:table-cell office:value-type="float" office:value="0.362357754476674">
                <text:p>0.3623577544766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963558185417193">
                <text:p>0.963558185417193</text:p>
              </table:table-cell>
              <table:table-cell office:value-type="float" office:value="0.218915445712673">
                <text:p>0.218915445712673</text:p>
              </table:table-cell>
              <table:table-cell office:value-type="float" office:value="0.267498828624587">
                <text:p>0.267498828624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98544972998846">
                <text:p>0.98544972998846</text:p>
              </table:table-cell>
              <table:table-cell office:value-type="float" office:value="0.120452566155942">
                <text:p>0.120452566155942</text:p>
              </table:table-cell>
              <table:table-cell office:value-type="float" office:value="0.169967142900241">
                <text:p>0.1699671429002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997494986604055">
                <text:p>0.997494986604055</text:p>
              </table:table-cell>
              <table:table-cell office:value-type="float" office:value="0.0207861643745066">
                <text:p>0.0207861643745066</text:p>
              </table:table-cell>
              <table:table-cell office:value-type="float" office:value="0.0707372016677027">
                <text:p>0.0707372016677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999573603041505">
                <text:p>0.999573603041505</text:p>
              </table:table-cell>
              <table:table-cell office:value-type="float" office:value="-0.0790879258903653">
                <text:p>-0.0790879258903653</text:p>
              </table:table-cell>
              <table:table-cell office:value-type="float" office:value="-0.029199522301289">
                <text:p>-0.029199522301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991664810452468">
                <text:p>0.991664810452468</text:p>
              </table:table-cell>
              <table:table-cell office:value-type="float" office:value="-0.178171795742735">
                <text:p>-0.178171795742735</text:p>
              </table:table-cell>
              <table:table-cell office:value-type="float" office:value="-0.128844494295525">
                <text:p>-0.128844494295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973847630878195">
                <text:p>0.973847630878195</text:p>
              </table:table-cell>
              <table:table-cell office:value-type="float" office:value="-0.275475431907808">
                <text:p>-0.275475431907808</text:p>
              </table:table-cell>
              <table:table-cell office:value-type="float" office:value="-0.227202094693087">
                <text:p>-0.227202094693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946300087687414">
                <text:p>0.946300087687414</text:p>
              </table:table-cell>
              <table:table-cell office:value-type="float" office:value="-0.370026608617328">
                <text:p>-0.370026608617328</text:p>
              </table:table-cell>
              <table:table-cell office:value-type="float" office:value="-0.323289566863504">
                <text:p>-0.323289566863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909297426825681">
                <text:p>0.909297426825681</text:p>
              </table:table-cell>
              <table:table-cell office:value-type="float" office:value="-0.46088060176808">
                <text:p>-0.46088060176808</text:p>
              </table:table-cell>
              <table:table-cell office:value-type="float" office:value="-0.416146836547143">
                <text:p>-0.416146836547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863209366648873">
                <text:p>0.863209366648873</text:p>
              </table:table-cell>
              <table:table-cell office:value-type="float" office:value="-0.547129628292836">
                <text:p>-0.547129628292836</text:p>
              </table:table-cell>
              <table:table-cell office:value-type="float" office:value="-0.504846104599858">
                <text:p>-0.504846104599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80849640381959">
                <text:p>0.80849640381959</text:p>
              </table:table-cell>
              <table:table-cell office:value-type="float" office:value="-0.627911916428701">
                <text:p>-0.627911916428701</text:p>
              </table:table-cell>
              <table:table-cell office:value-type="float" office:value="-0.588501117255346">
                <text:p>-0.588501117255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74570521217672">
                <text:p>0.74570521217672</text:p>
              </table:table-cell>
              <table:table-cell office:value-type="float" office:value="-0.702420316255693">
                <text:p>-0.702420316255693</text:p>
              </table:table-cell>
              <table:table-cell office:value-type="float" office:value="-0.666276021279825">
                <text:p>-0.666276021279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67546318055115">
                <text:p>0.67546318055115</text:p>
              </table:table-cell>
              <table:table-cell office:value-type="float" office:value="-0.769910364471945">
                <text:p>-0.769910364471945</text:p>
              </table:table-cell>
              <table:table-cell office:value-type="float" office:value="-0.737393715541246">
                <text:p>-0.737393715541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598472144103956">
                <text:p>0.598472144103956</text:p>
              </table:table-cell>
              <table:table-cell office:value-type="float" office:value="-0.829707722824923">
                <text:p>-0.829707722824923</text:p>
              </table:table-cell>
              <table:table-cell office:value-type="float" office:value="-0.801143615546934">
                <text:p>-0.801143615546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515501371821463">
                <text:p>0.515501371821463</text:p>
              </table:table-cell>
              <table:table-cell office:value-type="float" office:value="-0.881214915876344">
                <text:p>-0.881214915876344</text:p>
              </table:table-cell>
              <table:table-cell office:value-type="float" office:value="-0.856888753368948">
                <text:p>-0.856888753368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427379880233829">
                <text:p>0.427379880233829</text:p>
              </table:table-cell>
              <table:table-cell office:value-type="float" office:value="-0.92391730077925">
                <text:p>-0.92391730077925</text:p>
              </table:table-cell>
              <table:table-cell office:value-type="float" office:value="-0.904072142017062">
                <text:p>-0.904072142017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334988150155904">
                <text:p>0.334988150155904</text:p>
              </table:table-cell>
              <table:table-cell office:value-type="float" office:value="-0.957388209419226">
                <text:p>-0.957388209419226</text:p>
              </table:table-cell>
              <table:table-cell office:value-type="float" office:value="-0.942222340668658">
                <text:p>-0.9422223406686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239249329213981">
                <text:p>0.239249329213981</text:p>
              </table:table-cell>
              <table:table-cell office:value-type="float" office:value="-0.981293211541151">
                <text:p>-0.981293211541151</text:p>
              </table:table-cell>
              <table:table-cell office:value-type="float" office:value="-0.970958165149591">
                <text:p>-0.9709581651495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141120008059866">
                <text:p>0.141120008059866</text:p>
              </table:table-cell>
              <table:table-cell office:value-type="float" office:value="-0.995393456265767">
                <text:p>-0.995393456265767</text:p>
              </table:table-cell>
              <table:table-cell office:value-type="float" office:value="-0.989992496600446">
                <text:p>-0.9899924966004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0415806624332892">
                <text:p>0.0415806624332892</text:p>
              </table:table-cell>
              <table:table-cell office:value-type="float" office:value="-0.999548058608705">
                <text:p>-0.999548058608705</text:p>
              </table:table-cell>
              <table:table-cell office:value-type="float" office:value="-0.999135150273279">
                <text:p>-0.9991351502732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0.0583741434275814">
                <text:p>-0.0583741434275814</text:p>
              </table:table-cell>
              <table:table-cell office:value-type="float" office:value="-0.993715507156685">
                <text:p>-0.993715507156685</text:p>
              </table:table-cell>
              <table:table-cell office:value-type="float" office:value="-0.998294775794753">
                <text:p>-0.9982947757947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-0.15774569414325">
                <text:p>-0.15774569414325</text:p>
              </table:table-cell>
              <table:table-cell office:value-type="float" office:value="-0.977954078835829">
                <text:p>-0.977954078835829</text:p>
              </table:table-cell>
              <table:table-cell office:value-type="float" office:value="-0.987479769908865">
                <text:p>-0.987479769908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-0.255541102026833">
                <text:p>-0.255541102026833</text:p>
              </table:table-cell>
              <table:table-cell office:value-type="float" office:value="-0.952421256627885">
                <text:p>-0.952421256627885</text:p>
              </table:table-cell>
              <table:table-cell office:value-type="float" office:value="-0.966798192579461">
                <text:p>-0.9667981925794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0.350783227689621">
                <text:p>-0.350783227689621</text:p>
              </table:table-cell>
              <table:table-cell office:value-type="float" office:value="-0.917372156052325">
                <text:p>-0.917372156052325</text:p>
              </table:table-cell>
              <table:table-cell office:value-type="float" office:value="-0.936456687290796">
                <text:p>-0.936456687290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0.442520443294854">
                <text:p>-0.442520443294854</text:p>
              </table:table-cell>
              <table:table-cell office:value-type="float" office:value="-0.873156976136407">
                <text:p>-0.873156976136407</text:p>
              </table:table-cell>
              <table:table-cell office:value-type="float" office:value="-0.896758416334146">
                <text:p>-0.8967584163341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0.529836140908495">
                <text:p>-0.529836140908495</text:p>
              </table:table-cell>
              <table:table-cell office:value-type="float" office:value="-0.820217500342258">
                <text:p>-0.820217500342258</text:p>
              </table:table-cell>
              <table:table-cell office:value-type="float" office:value="-0.848100031710407">
                <text:p>-0.8481000317104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0.611857890942721">
                <text:p>-0.611857890942721</text:p>
              </table:table-cell>
              <table:table-cell office:value-type="float" office:value="-0.759082682412546">
                <text:p>-0.759082682412546</text:p>
              </table:table-cell>
              <table:table-cell office:value-type="float" office:value="-0.790967711914415">
                <text:p>-0.7909677119144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0.687766159183975">
                <text:p>-0.687766159183975</text:p>
              </table:table-cell>
              <table:table-cell office:value-type="float" office:value="-0.690363361239543">
                <text:p>-0.690363361239543</text:p>
              </table:table-cell>
              <table:table-cell office:value-type="float" office:value="-0.725932304200139">
                <text:p>-0.725932304200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0.756802495307929">
                <text:p>-0.756802495307929</text:p>
              </table:table-cell>
              <table:table-cell office:value-type="float" office:value="-0.614746157564822">
                <text:p>-0.614746157564822</text:p>
              </table:table-cell>
              <table:table-cell office:value-type="float" office:value="-0.653643620863611">
                <text:p>-0.6536436208636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-0.818277111064411">
                <text:p>-0.818277111064411</text:p>
              </table:table-cell>
              <table:table-cell office:value-type="float" office:value="-0.532986613491775">
                <text:p>-0.532986613491775</text:p>
              </table:table-cell>
              <table:table-cell office:value-type="float" office:value="-0.574823946533268">
                <text:p>-0.5748239465332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-0.871575772413589">
                <text:p>-0.871575772413589</text:p>
              </table:table-cell>
              <table:table-cell office:value-type="float" office:value="-0.445901643358668">
                <text:p>-0.445901643358668</text:p>
              </table:table-cell>
              <table:table-cell office:value-type="float" office:value="-0.490260821340699">
                <text:p>-0.490260821340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-0.916165936749455">
                <text:p>-0.916165936749455</text:p>
              </table:table-cell>
              <table:table-cell office:value-type="float" office:value="-0.354361371400609">
                <text:p>-0.354361371400609</text:p>
              </table:table-cell>
              <table:table-cell office:value-type="float" office:value="-0.400799172079975">
                <text:p>-0.4007991720799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-0.951602073889516">
                <text:p>-0.951602073889516</text:p>
              </table:table-cell>
              <table:table-cell office:value-type="float" office:value="-0.259280437755811">
                <text:p>-0.259280437755811</text:p>
              </table:table-cell>
              <table:table-cell office:value-type="float" office:value="-0.307332869978419">
                <text:p>-0.3073328699784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-0.977530117665097">
                <text:p>-0.977530117665097</text:p>
              </table:table-cell>
              <table:table-cell office:value-type="float" office:value="-0.161608859683675">
                <text:p>-0.161608859683675</text:p>
              </table:table-cell>
              <table:table-cell office:value-type="float" office:value="-0.21079579943078">
                <text:p>-0.210795799430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0.993691003633464">
                <text:p>-0.993691003633464</text:p>
              </table:table-cell>
              <table:table-cell office:value-type="float" office:value="-0.0623225393063644">
                <text:p>-0.0623225393063644</text:p>
              </table:table-cell>
              <table:table-cell office:value-type="float" office:value="-0.112152526935055">
                <text:p>-0.1121525269350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0.999923257564101">
                <text:p>-0.999923257564101</text:p>
              </table:table-cell>
              <table:table-cell office:value-type="float" office:value="0.0375864872826005">
                <text:p>0.0375864872826005</text:p>
              </table:table-cell>
              <table:table-cell office:value-type="float" office:value="-0.0123886634628914">
                <text:p>-0.01238866346289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-0.996164608835841">
                <text:p>-0.996164608835841</text:p>
              </table:table-cell>
              <table:table-cell office:value-type="float" office:value="0.13711996211508">
                <text:p>0.13711996211508</text:p>
              </table:table-cell>
              <table:table-cell office:value-type="float" office:value="0.0874989834394455">
                <text:p>0.0874989834394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-0.982452612624333">
                <text:p>-0.982452612624333</text:p>
              </table:table-cell>
              <table:table-cell office:value-type="float" office:value="0.235283379611939">
                <text:p>0.235283379611939</text:p>
              </table:table-cell>
              <table:table-cell office:value-type="float" office:value="0.186512369422574">
                <text:p>0.1865123694225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-0.958924274663139">
                <text:p>-0.958924274663139</text:p>
              </table:table-cell>
              <table:table-cell office:value-type="float" office:value="0.33109592335406">
                <text:p>0.33109592335406</text:p>
              </table:table-cell>
              <table:table-cell office:value-type="float" office:value="0.283662185463225">
                <text:p>0.2836621854632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-0.925814682327733">
                <text:p>-0.925814682327733</text:p>
              </table:table-cell>
              <table:table-cell office:value-type="float" office:value="0.423600266075788">
                <text:p>0.423600266075788</text:p>
              </table:table-cell>
              <table:table-cell office:value-type="float" office:value="0.377977742712979">
                <text:p>0.3779777427129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-0.883454655720155">
                <text:p>-0.883454655720155</text:p>
              </table:table-cell>
              <table:table-cell office:value-type="float" office:value="0.511872134962519">
                <text:p>0.511872134962519</text:p>
              </table:table-cell>
              <table:table-cell office:value-type="float" office:value="0.468516671300375">
                <text:p>0.468516671300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-0.832267442223903">
                <text:p>-0.832267442223903</text:p>
              </table:table-cell>
              <table:table-cell office:value-type="float" office:value="0.595029546679135">
                <text:p>0.595029546679135</text:p>
              </table:table-cell>
              <table:table-cell office:value-type="float" office:value="0.554374336179159">
                <text:p>0.5543743361791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-0.772764487555989">
                <text:p>-0.772764487555989</text:p>
              </table:table-cell>
              <table:table-cell office:value-type="float" office:value="0.672241619855951">
                <text:p>0.672241619855951</text:p>
              </table:table-cell>
              <table:table-cell office:value-type="float" office:value="0.634692875942632">
                <text:p>0.634692875942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-0.705540325570394">
                <text:p>-0.705540325570394</text:p>
              </table:table-cell>
              <table:table-cell office:value-type="float" office:value="0.742736876980705">
                <text:p>0.742736876980705</text:p>
              </table:table-cell>
              <table:table-cell office:value-type="float" office:value="0.708669774291258">
                <text:p>0.7086697742912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-0.631266637872324">
                <text:p>-0.631266637872324</text:p>
              </table:table-cell>
              <table:table-cell office:value-type="float" office:value="0.805810952746832">
                <text:p>0.805810952746832</text:p>
              </table:table-cell>
              <table:table-cell office:value-type="float" office:value="0.775565878510247">
                <text:p>0.7755658785102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-0.550685542597641">
                <text:p>-0.550685542597641</text:p>
              </table:table-cell>
              <table:table-cell office:value-type="float" office:value="0.860833631838804">
                <text:p>0.860833631838804</text:p>
              </table:table-cell>
              <table:table-cell office:value-type="float" office:value="0.834712784839157">
                <text:p>0.834712784839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-0.464602179413761">
                <text:p>-0.464602179413761</text:p>
              </table:table-cell>
              <table:table-cell office:value-type="float" office:value="0.907255145835207">
                <text:p>0.907255145835207</text:p>
              </table:table-cell>
              <table:table-cell office:value-type="float" office:value="0.885519516941317">
                <text:p>0.8855195169413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-0.373876664830241">
                <text:p>-0.373876664830241</text:p>
              </table:table-cell>
              <table:table-cell office:value-type="float" office:value="0.944611666313103">
                <text:p>0.944611666313103</text:p>
              </table:table-cell>
              <table:table-cell office:value-type="float" office:value="0.927478430744034">
                <text:p>0.9274784307440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-0.279415498198931">
                <text:p>-0.279415498198931</text:p>
              </table:table-cell>
              <table:table-cell office:value-type="float" office:value="0.972529939268302">
                <text:p>0.972529939268302</text:p>
              </table:table-cell>
              <table:table-cell office:value-type="float" office:value="0.960170286650365">
                <text:p>0.9601702866503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-0.182162504272101">
                <text:p>-0.182162504272101</text:p>
              </table:table-cell>
              <table:table-cell office:value-type="float" office:value="0.990731014545989">
                <text:p>0.990731014545989</text:p>
              </table:table-cell>
              <table:table-cell office:value-type="float" office:value="0.983268438442584">
                <text:p>0.983268438442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-0.0830894028175026">
                <text:p>-0.0830894028175026</text:p>
              </table:table-cell>
              <table:table-cell office:value-type="float" office:value="0.999033033018465">
                <text:p>0.999033033018465</text:p>
              </table:table-cell>
              <table:table-cell office:value-type="float" office:value="0.996542097023217">
                <text:p>0.9965420970232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0168139004843435">
                <text:p>0.0168139004843435</text:p>
              </table:table-cell>
              <table:table-cell office:value-type="float" office:value="0.997353043661434">
                <text:p>0.997353043661434</text:p>
              </table:table-cell>
              <table:table-cell office:value-type="float" office:value="0.999858636383415">
                <text:p>0.9998586363834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116549204850487">
                <text:p>0.116549204850487</text:p>
              </table:table-cell>
              <table:table-cell office:value-type="float" office:value="0.985707832373223">
                <text:p>0.985707832373223</text:p>
              </table:table-cell>
              <table:table-cell office:value-type="float" office:value="0.993184918758193">
                <text:p>0.993184918758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215119988087809">
                <text:p>0.215119988087809</text:p>
              </table:table-cell>
              <table:table-cell office:value-type="float" office:value="0.964213754255628">
                <text:p>0.964213754255628</text:p>
              </table:table-cell>
              <table:table-cell office:value-type="float" office:value="0.976587625728025">
                <text:p>0.9765876257280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0.311541363513371">
                <text:p>0.311541363513371</text:p>
              </table:table-cell>
              <table:table-cell office:value-type="float" office:value="0.933085571032203">
                <text:p>0.933085571032203</text:p>
              </table:table-cell>
              <table:table-cell office:value-type="float" office:value="0.950232591958532">
                <text:p>0.9502325919585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0.404849920616591">
                <text:p>0.404849920616591</text:p>
              </table:table-cell>
              <table:table-cell office:value-type="float" office:value="0.892634305220105">
                <text:p>0.892634305220105</text:p>
              </table:table-cell>
              <table:table-cell office:value-type="float" office:value="0.914383148235323">
                <text:p>0.9143831482353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0.494113351138601">
                <text:p>0.494113351138601</text:p>
              </table:table-cell>
              <table:table-cell office:value-type="float" office:value="0.84326413249592">
                <text:p>0.84326413249592</text:p>
              </table:table-cell>
              <table:table-cell office:value-type="float" office:value="0.869397490349829">
                <text:p>0.8693974903498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0.578439764388193">
                <text:p>0.578439764388193</text:p>
              </table:table-cell>
              <table:table-cell office:value-type="float" office:value="0.785468343305898">
                <text:p>0.785468343305898</text:p>
              </table:table-cell>
              <table:table-cell office:value-type="float" office:value="0.815725100125362">
                <text:p>0.8157251001253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0.656986598718782">
                <text:p>0.656986598718782</text:p>
              </table:table-cell>
              <table:table-cell office:value-type="float" office:value="0.719824414070877">
                <text:p>0.719824414070877</text:p>
              </table:table-cell>
              <table:table-cell office:value-type="float" office:value="0.753902254343311">
                <text:p>0.7539022543433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0.72896904012587">
                <text:p>0.72896904012587</text:p>
              </table:table-cell>
              <table:table-cell office:value-type="float" office:value="0.646988237232776">
                <text:p>0.646988237232776</text:p>
              </table:table-cell>
              <table:table-cell office:value-type="float" office:value="0.684546666442813">
                <text:p>0.684546666442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0.793667863849147">
                <text:p>0.793667863849147</text:p>
              </table:table-cell>
              <table:table-cell office:value-type="float" office:value="0.567687567794123">
                <text:p>0.567687567794123</text:p>
              </table:table-cell>
              <table:table-cell office:value-type="float" office:value="0.608351314532262">
                <text:p>0.6083513145322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0.850436620628559">
                <text:p>0.850436620628559</text:p>
              </table:table-cell>
              <table:table-cell office:value-type="float" office:value="0.482714751830631">
                <text:p>0.482714751830631</text:p>
              </table:table-cell>
              <table:table-cell office:value-type="float" office:value="0.526077517381114">
                <text:p>0.5260775173811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0.898708095811622">
                <text:p>0.898708095811622</text:p>
              </table:table-cell>
              <table:table-cell office:value-type="float" office:value="0.39291880963113">
                <text:p>0.39291880963113</text:p>
              </table:table-cell>
              <table:table-cell office:value-type="float" office:value="0.4385473275744">
                <text:p>0.43854732757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0.937999976774735">
                <text:p>0.937999976774735</text:p>
              </table:table-cell>
              <table:table-cell office:value-type="float" office:value="0.299196952567486">
                <text:p>0.299196952567486</text:p>
              </table:table-cell>
              <table:table-cell office:value-type="float" office:value="0.346635317835036">
                <text:p>0.346635317835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0.967919672031484">
                <text:p>0.967919672031484</text:p>
              </table:table-cell>
              <table:table-cell office:value-type="float" office:value="0.20248561845515">
                <text:p>0.20248561845515</text:p>
              </table:table-cell>
              <table:table-cell office:value-type="float" office:value="0.251259842582266">
                <text:p>0.2512598425822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0.988168233876999">
                <text:p>0.988168233876999</text:p>
              </table:table-cell>
              <table:table-cell office:value-type="float" office:value="0.103751114976058">
                <text:p>0.103751114976058</text:p>
              </table:table-cell>
              <table:table-cell office:value-type="float" office:value="0.153373862037876">
                <text:p>0.1533738620378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0.998543345374604">
                <text:p>0.998543345374604</text:p>
              </table:table-cell>
              <table:table-cell office:value-type="float" office:value="0.128018377612129">
                <text:p>0.128018377612129</text:p>
              </table:table-cell>
              <table:table-cell office:value-type="float" office:value="0.0539554205626613">
                <text:p>0.05395542056266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